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1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63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2pt" fo:language="none" fo:country="none" style:font-name-asian="Segoe UI" style:font-size-asian="6.80000019073486pt" style:language-asian="none" style:country-asian="none" style:font-name-complex="Alvi Nastaleeq" style:font-size-complex="6.80000019073486pt" style:language-complex="none" style:country-complex="none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lvi Nastaleeq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F" fo:font-size="12pt" style:font-name-asian="Segoe UI" style:font-size-asian="6.80000019073486pt" style:language-asian="none" style:country-asian="none" style:font-name-complex="Alvi Nastaleeq" style:font-size-complex="6.80000019073486pt" style:language-complex="none" style:country-complex="none"/>
    </style:style>
    <style:style style:name="T1" style:family="text">
      <style:text-properties fo:language="ar" fo:country="S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جبرئیل لے کے جاؤ یہ بلّغ کی آیتیں</text:p>
            <text:p>کہہ دو کہ اب یہ کارِ پیغمبر کی بات ہے</text:p>
          </table:table-cell>
          <table:table-cell office:value-type="string" calcext:value-type="string">
            <text:p>پالا<text:span text:style-name="T1">ن</text:span> کی ہے بات، یہ منبر کی بات ہے<text:line-break/>میدانِ خم، ولایتِ حیدر کی بات ہے</text:p>
          </table:table-cell>
        </table:table-row>
        <table:table-row table:style-name="ro1">
          <table:table-cell office:value-type="string" calcext:value-type="string">
            <text:p>فتحِ حنین و خندق و خیبر کی بات ہے</text:p>
            <text:p>اک فرد ہے، لگے ہے کہ لشکر کی بات ہے</text:p>
          </table:table-cell>
          <table:table-cell table:style-name="ce1" office:value-type="string" calcext:value-type="string">
            <text:p>بعدِ نبی علی ہیں، ولی کہہ چکے رسولؐ</text:p>
            <text:p>بھولے وہ کس طرح کہ یہ گھر گھر کی بات ہے</text:p>
          </table:table-cell>
        </table:table-row>
        <table:table-row table:style-name="ro1">
          <table:table-cell office:value-type="string" calcext:value-type="string">
            <text:p>مومن کے دل ہیں شاد، منافق جلے ہوئے</text:p>
            <text:p>صاحب یہ اپنے اپنے مقدر کی بات ہے</text:p>
          </table:table-cell>
          <table:table-cell office:value-type="string" calcext:value-type="string">
            <text:p>گونجے گا اب <text:span text:style-name="T1">فضا</text:span> میں علیِ ولی کا نام<text:line-break/>قلبِ منافقین پہ خنجر کی بات ہے</text:p>
          </table:table-cell>
        </table:table-row>
        <table:table-row table:style-name="ro1">
          <table:table-cell table:style-name="ce2" office:value-type="string" calcext:value-type="string">
            <text:p>بھاگے نہ آج کوئی، کرو ایسا انتظام</text:p>
            <text:p>بوزر کے کان میں یہی قمبر کی بات ہے</text:p>
          </table:table-cell>
          <table:table-cell table:style-name="ce2" office:value-type="string" calcext:value-type="string">
            <text:p>کیوں کر نہ آتا عرش سے پتھر پئے سند</text:p>
            <text:p>آخر کو یہ ولایتِ حیدر کی بات ہے</text:p>
          </table:table-cell>
        </table:table-row>
        <table:table-row table:style-name="ro1">
          <table:table-cell table:style-name="ce2" office:value-type="string" calcext:value-type="string">
            <text:p>بعدِ غدیر بزمِ سقیفہ میں بیٹھنا</text:p>
            <text:p>آوارگیِ فکر ہے، یہ شر کی بات ہے</text:p>
          </table:table-cell>
          <table:table-cell table:style-name="ce2" office:value-type="string" calcext:value-type="string">
            <text:p>قائم ہے اب بھی آخری مولا غدیر کا</text:p>
            <text:p>میری نہیں یہ سورۂ کوثر کی بات ہے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20:24:26.369584400</meta:creation-date>
    <dc:date>2026-01-21T20:29:44.549109100</dc:date>
    <meta:editing-duration>PT5M18S</meta:editing-duration>
    <meta:editing-cycles>2</meta:editing-cycles>
    <meta:generator>LibreOffice/25.8.4.2$Windows_X86_64 LibreOffice_project/290daaa01b999472f0c7a3890eb6a550fd74c6df</meta:generator>
    <meta:document-statistic meta:table-count="1" meta:cell-count="10" meta:object-count="0"/>
  </office:meta>
</office:document-meta>
</file>